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ionListHandl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lectionListHandl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lectionListHandler.ignorableWhitespace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ListHandler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ynamicSelectionList.generateSaxFragment( ContentHandler contentHandler , Locale locale ,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ionListHandler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ListHandl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ListHandler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ynamicSelectionList.DynamicSelectionList( Datatype datatype , String src , boolean usePerRequestCache , ServiceManager serviceManager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lectionListHandler.startElement( String namespaceURI , String localName , String qName , Attributes attribute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DynamicSelectionList.generateSaxFragment( ContentHandler contentHandler , Locale locale , String filt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ynamicSelectionList.generateSaxFragmentFromSrc( String url , ContentHandler contentHandler , Locale loca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ynamicSelectionList.generateSaxFragment( ContentHandler contentHandl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onListHandler.characters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ynamicSelectionList.DynamicSelectionList( Datatype datatype , String src ,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lectionListHandler.SelectionListHandler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onListHandler.skippe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ListHandle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ListHandler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ListHandler.endElement( String namespaceURI , String localName , String q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ynamicSelectionList.get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onListHandler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lectionListHandle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ListHandler.comment( char ch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ListHandl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